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De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 Vit</text:p>
          </table:table-cell>
          <table:table-cell table:formula="of:=[.B1]" office:value-type="float" office:value="105" calcext:value-type="float">
            <text:p>105</text:p>
          </table:table-cell>
          <table:table-cell office:value-type="string" calcext:value-type="string">
            <text:p>E Dex</text:p>
          </table:table-cell>
          <table:table-cell table:formula="of:=[.D1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1050" calcext:value-type="float">
            <text:p>1050</text:p>
          </table:table-cell>
          <table:table-cell office:value-type="string" calcext:value-type="string">
            <text:p>hp/min:</text:p>
          </table:table-cell>
          <table:table-cell table:formula="of:=[.M1]*(1+[.R8])/60" office:value-type="float" office:value="46.694375" calcext:value-type="float">
            <text:p>46.694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Int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 End</text:p>
          </table:table-cell>
          <table:table-cell table:formula="of:=[.B2]" office:value-type="float" office:value="86" calcext:value-type="float">
            <text:p>86</text:p>
          </table:table-cell>
          <table:table-cell office:value-type="string" calcext:value-type="string">
            <text:p>E Int</text:p>
          </table:table-cell>
          <table:table-cell table:formula="of:=[.D2]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900" calcext:value-type="float">
            <text:p>900</text:p>
          </table:table-cell>
          <table:table-cell office:value-type="string" calcext:value-type="string">
            <text:p>mp/min:</text:p>
          </table:table-cell>
          <table:table-cell table:formula="of:=[.M2]/60*(2+[.D3]/100)" office:value-type="float" office:value="43.5" calcext:value-type="float">
            <text:p>43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Wi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 Str</text:p>
          </table:table-cell>
          <table:table-cell table:formula="of:=[.B3]*(1+[.R8])" office:value-type="float" office:value="133.4125" calcext:value-type="float">
            <text:p>133.4125</text:p>
          </table:table-cell>
          <table:table-cell office:value-type="string" calcext:value-type="string">
            <text:p>E Wis</text:p>
          </table:table-cell>
          <table:table-cell table:formula="of:=[.D3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17]*3%)" office:value-type="float" office:value="215.76" calcext:value-type="float">
            <text:p>215.7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1.2" calcext:value-type="percentage">
            <text:p>12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8]))" office:value-type="float" office:value="2801.6625" calcext:value-type="float">
            <text:p>2801.6625</text:p>
          </table:table-cell>
          <table:table-cell office:value-type="string" calcext:value-type="string">
            <text:p>EH-Bal</text:p>
          </table:table-cell>
          <table:table-cell table:formula="of:=([.M5]+[.M6])/2" office:value-type="float" office:value="3221.911875" calcext:value-type="float">
            <text:p>3221.911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8]))/(1/(1+[.X8]))" office:value-type="float" office:value="3642.16125" calcext:value-type="float">
            <text:p>3642.16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re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3" table:formula="of:=SUM([.I11:.I46])" office:value-type="percentage" office:value="1.66825" calcext:value-type="percentage">
            <text:p>166.83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L11:.L46])" office:value-type="percentage" office:value="1.24" calcext:value-type="percentage">
            <text:p>124.0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O11:.O46])" office:value-type="percentage" office:value="2.057" calcext:value-type="percentage">
            <text:p>205.7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R11:.R46])" office:value-type="percentage" office:value="1.66825" calcext:value-type="percentage">
            <text:p>166.83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U11:.U46])" office:value-type="percentage" office:value="1.66825" calcext:value-type="percentage">
            <text:p>166.83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X11:.X46])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1]=1;[.$B$5];0%)+IF([.E11]=1;[.$B$7];0%)+IF([.D11]=1;[.$B$6];0%)" office:value-type="percentage" office:value="2.2" calcext:value-type="percentage">
            <text:p>22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1]+[.H11]*[.$B11])*[.$F11]" office:value-type="percentage" office:value="1.166" calcext:value-type="percentage">
            <text:p>116.6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1]+[.Q11]*[.$B11])*[.$F11]" office:value-type="percentage" office:value="1.166" calcext:value-type="percentage">
            <text:p>116.6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1]+[.T11]*[.$B11])*[.$F11]" office:value-type="percentage" office:value="1.166" calcext:value-type="percentage">
            <text:p>116.6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2]=1;[.$B$5];0%)+IF([.E12]=1;[.$B$7];0%)+IF([.D12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2]+[.K12]*[.$B12])*[.$F12]" office:value-type="percentage" office:value="1.24" calcext:value-type="percentage">
            <text:p>124.00%</text:p>
          </table:table-cell>
          <table:table-cell table:number-columns-repeated="9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V12]+[.W12]*[.$B12])*[.$F12]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3]=1;[.$B$5];0%)+IF([.E13]=1;[.$B$7];0%)+IF([.D13]=1;[.$B$6];0%)" office:value-type="percentage" office:value="2.2" calcext:value-type="percentage">
            <text:p>22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3]+[.N13]*[.$B13])*[.$F13]" office:value-type="percentage" office:value="2.057" calcext:value-type="percentage">
            <text:p>205.7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 of Flam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5]=1;[.$B$5];0%)+IF([.E15]=1;[.$B$7];0%)+IF([.D15]=1;[.$B$6];0%)" office:value-type="percentage" office:value="2.45" calcext:value-type="percentage">
            <text:p>245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5]+[.H15]*[.$B15])*[.$F15]" office:value-type="percentage" office:value="0.50225" calcext:value-type="percentage">
            <text:p>50.23%</text:p>
          </table:table-cell>
          <table:table-cell table:number-columns-repeated="6"/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5]+[.Q15]*[.$B15])*[.$F15]" office:value-type="percentage" office:value="0.50225" calcext:value-type="percentage">
            <text:p>50.23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5]+[.T15]*[.$B15])*[.$F15]" office:value-type="percentage" office:value="0.50225" calcext:value-type="percentage">
            <text:p>50.23%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4T15:44:54.247000000</dc:date>
    <meta:generator>LibreOffice/7.0.5.2$Windows_X86_64 LibreOffice_project/64390860c6cd0aca4beafafcfd84613dd9dfb63a</meta:generator>
    <meta:editing-duration>PT7M4S</meta:editing-duration>
    <meta:editing-cycles>2</meta:editing-cycles>
    <meta:document-statistic meta:table-count="1" meta:cell-count="134" meta:object-count="0"/>
    <meta:user-defined meta:name="AppVersion">16.0300</meta:user-defined>
  </office:meta>
</office:document-meta>
</file>